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da36" officeooo:paragraph-rsid="0014da3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3505" officeooo:paragraph-rsid="00153505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normal" officeooo:rsid="00153505" officeooo:paragraph-rsid="00153505" style:font-weight-asian="normal" style:font-weight-complex="normal"/>
    </style:style>
    <style:style style:name="T1" style:family="text">
      <style:text-properties fo:language="de" fo:country="DE" officeooo:rsid="00109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gestellung und Ideen</text:p>
      <text:p text:style-name="P1"/>
      <text:p text:style-name="P2">Fragestellung</text:p>
      <text:list xml:id="list2280692212" text:style-name="L1">
        <text:list-item>
          <text:p text:style-name="P3">Warum deutsch?</text:p>
          <text:list>
            <text:list-item>
              <text:p text:style-name="P3"><text:span text:style-name="T1">tblock/10kGNAD: </text:span>Due to grammatical differences between the English and the German language, a classifier might be effective on a English dataset, but not as effective on a German dataset. The German language has a higher inflection and long compound words are quite common compared to the English language. One would need to evaluate a classifier on multiple German datasets to get a sense of it’s effectivenes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11:26.584597708</meta:creation-date>
    <dc:date>2019-05-24T12:12:33.747223223</dc:date>
    <meta:editing-duration>PT1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4" meta:character-count="464" meta:non-whitespace-character-count="396"/>
  </office:meta>
</office:document-meta>
</file>